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d3a" officeooo:paragraph-rsid="000c1d3a"/>
    </style:style>
    <style:style style:name="P2" style:family="paragraph" style:parent-style-name="Standard" style:list-style-name="L1">
      <style:text-properties officeooo:rsid="000c1d3a" officeooo:paragraph-rsid="000c1d3a"/>
    </style:style>
    <style:style style:name="P3" style:family="paragraph" style:parent-style-name="Standard">
      <style:text-properties officeooo:rsid="000c7421" officeooo:paragraph-rsid="000c7421"/>
    </style:style>
    <style:style style:name="P4" style:family="paragraph" style:parent-style-name="Standard" style:list-style-name="L2">
      <style:text-properties officeooo:rsid="000c7421" officeooo:paragraph-rsid="000c742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ing strategy at a glance for fulltext search and aggregation in elasticsearch</text:p>
      <text:p text:style-name="P1"/>
      <text:p text:style-name="P1">Given several open data sets, the idea is to extract the datasets, transform and load them into elasticsearch cluster for fast searches via index and elasticsearch rest api.</text:p>
      <text:p text:style-name="P1"/>
      <text:p text:style-name="P1">1<text:span text:style-name="T1">st</text:span> attempt</text:p>
      <text:p text:style-name="P1"><text:tab/>extract and load the data as is, in the same index but as different type. Well that didn’t really work for performance when doing aggregation or field searches</text:p>
      <text:p text:style-name="P1"/>
      <text:p text:style-name="P1">Then when looking at what sort of search interface I wanted to build, I realized that the way the data is shaped and molded to fix the elastic search indexes , is not going to be enough.</text:p>
      <text:p text:style-name="P1">Here are the main components and features of the search interface:</text:p>
      <text:p text:style-name="P1"/>
      <text:list xml:id="list3816336851" text:style-name="L1">
        <text:list-item>
          <text:p text:style-name="P2">full text search needs to be just that generic text search which needs to be able to be refined once the results are retrieved.</text:p>
        </text:list-item>
        <text:list-item>
          <text:p text:style-name="P2">Each dataset should have their own set of filters when only one dataset is selected</text:p>
        </text:list-item>
      </text:list>
      <text:p text:style-name="P1"/>
      <text:p text:style-name="P1">Now at first this may look easy but how does one accomplish this with the help of elasticsearch clients and modern web frameworks?</text:p>
      <text:p text:style-name="P1"/>
      <text:p text:style-name="P1">We need a generic search that encompasses fields that apply to all the datasets we currently have and potentially future datasets in order to keep the search tool flexible, light, scalable and simple.</text:p>
      <text:p text:style-name="P3">This generic search means that instead of having to wrestle with the NEST client for .NET figuring out and implementing variant and co variant types and inheritance, I switch the API layer to node.js and simply implemented a generic set of indexes for each dataset just for generic searches, this index houses documents with the following common fields:</text:p>
      <text:list xml:id="list3235769902" text:style-name="L2">
        <text:list-item>
          <text:p text:style-name="P4">Title</text:p>
        </text:list-item>
        <text:list-item>
          <text:p text:style-name="P4">Description</text:p>
        </text:list-item>
        <text:list-item>
          <text:p text:style-name="P4">DocDate</text:p>
        </text:list-item>
        <text:list-item>
          <text:p text:style-name="P4">Type</text:p>
        </text:list-item>
        <text:list-item>
          <text:p text:style-name="P4">Owner</text:p>
        </text:list-item>
        <text:list-item>
          <text:p text:style-name="P4">Jurisdicti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3:40:15.344000000</meta:creation-date>
    <dc:date>2017-10-10T23:53:13.488000000</dc:date>
    <meta:editing-duration>PT12M59S</meta:editing-duration>
    <meta:editing-cycles>2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7" meta:word-count="285" meta:character-count="1623" meta:non-whitespace-character-count="1362"/>
  </office:meta>
</office:document-meta>
</file>